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draw:stroke-dash="Fine_20_Dashed" svg:stroke-width="0.051cm" svg:stroke-color="#33cc66" draw:marker-start-width="0.279cm" draw:marker-end-width="0.279cm" draw:fill-color="#33cc66" draw:opacity="30%" draw:textarea-horizontal-align="justify" draw:textarea-vertical-align="middle" draw:auto-grow-height="false" fo:padding-top="0.075cm" fo:padding-bottom="0.075cm" fo:padding-left="0.2cm" fo:padding-right="0.2cm" draw:shadow-opacity="30%"/>
    </style:style>
    <style:style style:name="gr2" style:family="graphic" style:parent-style-name="standard">
      <style:graphic-properties draw:stroke="none" svg:stroke-width="0.102cm" svg:stroke-color="#33cc66" draw:marker-start-width="0.356cm" draw:marker-end-width="0.356cm" svg:stroke-opacity="15%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3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33cc66" draw:marker-end="Arrow" draw:marker-end-width="0.3cm" draw:fill="none" draw:textarea-vertical-align="middle"/>
    </style:style>
    <style:style style:name="gr5" style:family="graphic" style:parent-style-name="standard">
      <style:graphic-properties svg:stroke-width="0.152cm" svg:stroke-color="#000000" draw:marker-start-width="0.432cm" draw:marker-end-width="0.432cm" draw:fill="none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6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width="0.152cm" svg:stroke-color="#000000" draw:marker-start-width="0.432cm" draw:marker-end-width="0.432cm" draw:fill="none" draw:fill-color="#cfe7f5" draw:textarea-horizontal-align="justify" draw:textarea-vertical-align="top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99" draw:textarea-horizontal-align="justify" draw:textarea-vertical-align="top" draw:auto-grow-height="false"/>
    </style:style>
    <style:style style:name="gr12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12.196cm" fo:min-width="5.463cm"/>
    </style:style>
    <style:style style:name="gr13" style:family="graphic" style:parent-style-name="standard">
      <style:graphic-properties draw:fill-color="#3deb3d" draw:textarea-horizontal-align="justify" draw:textarea-vertical-align="top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8cm" fo:min-width="3.38cm"/>
    </style:style>
    <style:style style:name="gr15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6" style:family="graphic" style:parent-style-name="standard">
      <style:graphic-properties draw:stroke="none" svg:stroke-color="#000000" draw:fill="solid" draw:fill-color="#ffcc99" draw:textarea-horizontal-align="left" draw:auto-grow-height="true" draw:auto-grow-width="false" fo:min-height="9.218cm" fo:min-width="13.24cm"/>
    </style:style>
    <style:style style:name="gr17" style:family="graphic" style:parent-style-name="standard">
      <style:graphic-properties draw:fill-color="#0066c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463cm"/>
    </style:style>
    <style:style style:name="gr20" style:family="graphic" style:parent-style-name="standard">
      <style:graphic-properties draw:stroke="none" svg:stroke-color="#000000" draw:fill="solid" draw:fill-color="#ffffff" draw:opacity="20%" draw:auto-grow-height="true" draw:auto-grow-width="false" fo:max-height="0cm" fo:min-height="0cm" draw:shadow-opacity="20%"/>
    </style:style>
    <style:style style:name="gr21" style:family="graphic" style:parent-style-name="standard">
      <style:graphic-properties draw:stroke="none" svg:stroke-color="#000000" draw:fill="solid" draw:fill-color="#ffffff" draw:auto-grow-height="true" draw:auto-grow-width="false" fo:max-height="0cm" fo:min-height="1.634cm"/>
    </style:style>
    <style:style style:name="gr22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25" style:family="graphic" style:parent-style-name="standard">
      <style:graphic-properties svg:stroke-width="0.152cm" svg:stroke-color="#000000" draw:marker-start-width="0.432cm" draw:marker-end-width="0.432cm" draw:textarea-horizontal-align="justify" draw:textarea-vertical-align="middle" draw:auto-grow-height="false" fo:padding-top="0.201cm" fo:padding-bottom="0.201cm" fo:padding-left="0.326cm" fo:padding-right="0.326cm"/>
    </style:style>
    <style:style style:name="gr26" style:family="graphic" style:parent-style-name="standard">
      <style:graphic-properties draw:stroke="none" draw:fill-color="#ffff99" draw:textarea-horizontal-align="justify" draw:textarea-vertical-align="middle" draw:auto-grow-height="false" fo:wrap-option="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8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1.7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objectwithoutfill">
      <style:graphic-properties svg:stroke-color="#b3b300" draw:marker-end="Arrow" draw:marker-end-width="0.3cm" draw:fill="none" draw:textarea-vertical-align="middle"/>
    </style:style>
    <style:style style:name="gr32" style:family="graphic" style:parent-style-name="standard">
      <style:graphic-properties svg:stroke-width="0.102cm" svg:stroke-color="#000000" draw:marker-start-width="0.356cm" draw:marker-end-width="0.356cm" draw:textarea-vertical-align="middle" fo:padding-top="0.176cm" fo:padding-bottom="0.176cm" fo:padding-left="0.301cm" fo:padding-right="0.301cm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none" draw:fill-color="#ffff99" draw:textarea-horizontal-align="justify" draw:textarea-vertical-align="middle" draw:auto-grow-height="false" draw:shadow="visible" draw:shadow-offset-x="0.102cm" draw:shadow-offset-y="0.102cm" draw:shadow-color="#e6e6e6"/>
    </style:style>
    <style:style style:name="gr35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36" style:family="graphic" style:parent-style-name="standard">
      <style:graphic-properties draw:stroke="solid" svg:stroke-color="#c0c0c0" draw:fill-color="#ffffff" draw:textarea-horizontal-align="justify" draw:textarea-vertical-align="middle" draw:auto-grow-height="false" fo:wrap-option="wrap"/>
    </style:style>
    <style:style style:name="gr37" style:family="graphic" style:parent-style-name="standard">
      <style:graphic-properties draw:stroke="none" draw:fill-color="#004586" draw:textarea-horizontal-align="justify" draw:textarea-vertical-align="middle" draw:auto-grow-height="false" draw:shadow="hidden" draw:shadow-offset-x="0.102cm" draw:shadow-offset-y="0.102cm" draw:shadow-color="#e6e6e6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cc66" fo:font-weight="bold" style:font-weight-asian="bold" style:font-weight-complex="bold"/>
    </style:style>
    <style:style style:name="P3" style:family="paragraph">
      <style:paragraph-properties fo:text-align="center"/>
      <style:text-properties fo:color="#808000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33cc66" fo:font-size="16pt" fo:font-weight="normal" style:font-size-asian="16pt" style:font-weight-asian="normal" style:font-size-complex="16pt" style:font-weight-complex="normal"/>
    </style:style>
    <style:style style:name="P6" style:family="paragraph">
      <style:paragraph-properties fo:text-align="center"/>
      <style:text-properties fo:color="#9999ff"/>
    </style:style>
    <style:style style:name="P7" style:family="paragraph">
      <style:paragraph-properties fo:text-align="center"/>
      <style:text-properties fo:color="#9999ff" fo:font-weight="bold" style:font-weight-asian="bold" style:font-weight-complex="bold"/>
    </style:style>
    <style:style style:name="P8" style:family="paragraph">
      <style:paragraph-properties fo:text-align="center"/>
      <style:text-properties fo:font-size="22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text-align="center"/>
      <style:text-properties fo:color="#ffffff" fo:font-weight="bold" style:font-weight-asian="bold" style:font-weight-complex="bold"/>
    </style:style>
    <style:style style:name="P15" style:family="paragraph">
      <style:text-properties fo:font-family="'Ubuntu Mono'" style:font-pitch="fixed" fo:font-size="12pt" style:font-size-asian="12pt" style:font-size-complex="12pt"/>
    </style:style>
    <style:style style:name="P16" style:family="paragraph">
      <style:text-properties fo:font-family="'Ubuntu Mono'" style:font-pitch="fixed" fo:font-size="12pt" fo:font-weight="bold" style:font-size-asian="12pt" style:font-weight-asian="bold" style:font-size-complex="12pt" style:font-weight-complex="bold"/>
    </style:style>
    <style:style style:name="P17" style:family="paragraph">
      <style:text-properties fo:font-family="'Ubuntu Mono'" style:font-pitch="fixed" fo:font-size="10pt" fo:font-weight="bold" style:font-size-asian="10pt" style:font-weight-asian="bold" style:font-size-complex="10pt" style:font-weight-complex="bold"/>
    </style:style>
    <style:style style:name="P18" style:family="paragraph">
      <style:paragraph-properties fo:text-align="start"/>
    </style:style>
    <style:style style:name="P19" style:family="paragraph">
      <style:paragraph-properties fo:text-align="center"/>
      <style:text-properties fo:font-size="18pt" fo:font-weight="bold" style:font-weight-asian="bold" style:font-weight-complex="bold"/>
    </style:style>
    <style:style style:name="P20" style:family="paragraph">
      <style:text-properties fo:color="#000000" fo:font-size="18pt" fo:font-weight="bold" style:font-weight-asian="bold" style:font-weight-complex="bold"/>
    </style:style>
    <style:style style:name="P21" style:family="paragraph">
      <style:text-properties fo:color="#280099" fo:font-size="18pt" fo:font-weight="bold" style:font-weight-asian="bold" style:font-weight-complex="bold"/>
    </style:style>
    <style:style style:name="P22" style:family="paragraph">
      <style:text-properties fo:font-size="20pt"/>
    </style:style>
    <style:style style:name="P23" style:family="paragraph">
      <style:paragraph-properties fo:text-align="start"/>
      <style:text-properties fo:font-family="'Ubuntu Mono'" style:font-pitch="fixed" fo:font-size="10pt" style:font-size-asian="10pt" style:font-size-complex="10pt"/>
    </style:style>
    <style:style style:name="P24" style:family="paragraph">
      <style:paragraph-properties fo:text-align="center"/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25" style:family="paragraph">
      <style:paragraph-properties fo:text-align="start"/>
      <style:text-properties fo:font-family="'DejaVu Sans Condensed'" style:font-family-generic="swiss" style:font-pitch="variable" fo:font-size="10pt" style:font-size-asian="10pt" style:font-size-complex="10pt"/>
    </style:style>
    <style:style style:name="P26" style:family="paragraph">
      <style:paragraph-properties fo:text-align="center"/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33cc66" fo:font-weight="bold" style:font-weight-asian="bold" style:font-weight-complex="bold"/>
    </style:style>
    <style:style style:name="T2" style:family="text">
      <style:text-properties fo:color="#808000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33cc66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9999ff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family="'Ubuntu Mono'" style:font-pitch="fixed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family="'Ubuntu Mono'" style:font-pitch="fixed" fo:font-size="12pt" style:font-size-asian="12pt" style:font-size-complex="12pt"/>
    </style:style>
    <style:style style:name="T12" style:family="text">
      <style:text-properties fo:font-family="'Ubuntu Mono'" style:font-pitch="fixed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666600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66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color="#6666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000000" fo:font-size="18pt" fo:font-weight="bold" style:font-weight-asian="bold" style:font-weight-complex="bold"/>
    </style:style>
    <style:style style:name="T20" style:family="text">
      <style:text-properties fo:font-family="'Ubuntu Mono'" style:font-pitch="fixed" fo:font-size="10pt" style:font-size-asian="10pt" style:font-size-complex="10pt"/>
    </style:style>
    <style:style style:name="T21" style:family="text"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family="'DejaVu Sans Condensed'" style:font-family-generic="swiss" style:font-pitch="variable" fo:font-size="10pt" style:font-size-asian="10pt" style:font-size-complex="10pt"/>
    </style:style>
    <style:style style:name="T23" style:family="text">
      <style:text-properties fo:font-family="'DejaVu Sans Condensed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family="'DejaVu Sans Condensed'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25" style:family="text"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26" style:family="text">
      <style:text-properties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family="'DejaVu Sans Condensed'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font-family="'DejaVu Sans Condensed'" style:font-family-generic="swiss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2" draw:id="id2" draw:layer="layout" svg:width="13.716cm" svg:height="5.08cm" svg:x="6.604cm" svg:y="8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84cm" svg:height="1.524cm" svg:x="7.62cm" svg:y="11.43cm">
          <text:p text:style-name="P1"><text:span text:style-name="T1">Marionet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546cm" svg:x="14.986cm" svg:y="8.868cm">
          <text:p text:style-name="P1"><text:span text:style-name="T1">Gaiate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588cm" svg:height="3.048cm" svg:x="10.668cm" svg:y="17.018cm">
          <text:p text:style-name="P1"><text:span text:style-name="T2">Devic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199cm" svg:y1="11.599cm" svg:x2="17.199cm" svg:y2="12.615cm">
          <text:p/>
        </draw:line>
        <draw:custom-shape draw:style-name="gr5" draw:text-style-name="P4" xml:id="id1" draw:id="id1" draw:layer="layout" svg:width="8.636cm" svg:height="5.08cm" svg:x="9.144cm" svg:y="1.524cm">
          <text:p text:style-name="P1"><text:span text:style-name="T3">Automated 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5.548cm" svg:height="0.878cm" svg:x="6.784cm" svg:y="9.96cm">
          <draw:text-box>
            <text:p><text:span text:style-name="T4">(Created by Mozilla)</text:span></text:p>
          </draw:text-box>
        </draw:frame>
        <draw:connector draw:style-name="gr7" draw:text-style-name="P1" draw:layer="layout" draw:type="line" svg:x1="13.462cm" svg:y1="6.604cm" svg:x2="13.462cm" svg:y2="8.382cm" draw:start-shape="id1" draw:start-glue-point="2" draw:end-shape="id2" draw:end-glue-point="0" svg:d="m13462 6604v1778" svg:viewBox="0 0 1 1779">
          <text:p/>
        </draw:connector>
        <draw:connector draw:style-name="gr7" draw:text-style-name="P1" draw:layer="layout" draw:type="line" svg:x1="13.462cm" svg:y1="13.462cm" svg:x2="13.462cm" svg:y2="17.018cm" draw:start-shape="id2" draw:start-glue-point="2" draw:end-shape="id3" svg:d="m13462 13462v3556" svg:viewBox="0 0 1 3557">
          <text:p/>
        </draw:connector>
        <draw:custom-shape draw:style-name="gr8" draw:text-style-name="P7" draw:layer="layout" svg:width="4.572cm" svg:height="1.524cm" svg:x="11.176cm" svg:y="14.224cm">
          <text:p text:style-name="P6"><text:span text:style-name="T5">ADB</text:span></text:p>
          <draw:enhanced-geometry svg:viewBox="0 0 21600 21600" draw:type="rectangle" draw:enhanced-path="M 0 0 L 21600 0 21600 21600 0 21600 0 0 Z N"/>
        </draw:custom-shape>
        <presentation:notes draw:style-name="dp2"/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xml:id="id5" draw:id="id5" draw:layer="layout" svg:width="13.716cm" svg:height="5.08cm" svg:x="6.604cm" svg:y="8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84cm" svg:height="1.524cm" svg:x="7.62cm" svg:y="11.43cm">
          <text:p text:style-name="P1"><text:span text:style-name="T1">Marionet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546cm" svg:x="14.986cm" svg:y="8.868cm">
          <text:p text:style-name="P1"><text:span text:style-name="T1">Gaiate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5.588cm" svg:height="3.048cm" svg:x="10.668cm" svg:y="17.018cm">
          <text:p text:style-name="P1"><text:span text:style-name="T2">Devic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199cm" svg:y1="11.599cm" svg:x2="17.199cm" svg:y2="12.615cm">
          <text:p/>
        </draw:line>
        <draw:custom-shape draw:style-name="gr5" draw:text-style-name="P4" xml:id="id4" draw:id="id4" draw:layer="layout" svg:width="8.636cm" svg:height="5.08cm" svg:x="9.144cm" svg:y="1.524cm">
          <text:p text:style-name="P1"><text:span text:style-name="T3">Automated 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5.548cm" svg:height="0.878cm" svg:x="6.784cm" svg:y="9.96cm">
          <draw:text-box>
            <text:p><text:span text:style-name="T4">(Created by Mozilla)</text:span></text:p>
          </draw:text-box>
        </draw:frame>
        <draw:connector draw:style-name="gr7" draw:text-style-name="P1" draw:layer="layout" draw:type="line" svg:x1="13.462cm" svg:y1="6.604cm" svg:x2="13.462cm" svg:y2="8.382cm" draw:start-shape="id4" draw:start-glue-point="2" draw:end-shape="id5" draw:end-glue-point="0" svg:d="m13462 6604v1778" svg:viewBox="0 0 1 1779">
          <text:p/>
        </draw:connector>
        <draw:connector draw:style-name="gr7" draw:text-style-name="P1" draw:layer="layout" draw:type="line" svg:x1="13.462cm" svg:y1="13.462cm" svg:x2="13.462cm" svg:y2="17.018cm" draw:start-shape="id5" draw:start-glue-point="2" draw:end-shape="id6" svg:d="m13462 13462v3556" svg:viewBox="0 0 1 3557">
          <text:p/>
        </draw:connector>
        <draw:custom-shape draw:style-name="gr8" draw:text-style-name="P7" draw:layer="layout" svg:width="4.572cm" svg:height="1.524cm" svg:x="11.176cm" svg:y="14.224cm">
          <text:p text:style-name="P6"><text:span text:style-name="T5">ADB</text:span></text:p>
          <draw:enhanced-geometry svg:viewBox="0 0 21600 21600" draw:type="rectangle" draw:enhanced-path="M 0 0 L 21600 0 21600 21600 0 21600 0 0 Z N"/>
        </draw:custom-shape>
        <presentation:notes draw:style-name="dp2"/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9" draw:text-style-name="P4" draw:layer="layout" svg:width="27.178cm" svg:height="20.066cm" svg:x="0.508cm" svg:y="0.254cm">
          <text:p text:style-name="P8"><text:span text:style-name="T3">Automated 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9.652cm" svg:y1="9.439cm" svg:x2="11.22cm" svg:y2="7.153cm">
          <text:p/>
        </draw:line>
        <draw:line draw:style-name="gr7" draw:text-style-name="P1" draw:layer="layout" svg:x1="9.652cm" svg:y1="9.439cm" svg:x2="11.22cm" svg:y2="8.423cm">
          <text:p/>
        </draw:line>
        <draw:line draw:style-name="gr7" draw:text-style-name="P1" draw:layer="layout" svg:x1="9.652cm" svg:y1="9.439cm" svg:x2="11.22cm" svg:y2="9.947cm">
          <text:p/>
        </draw:line>
        <draw:line draw:style-name="gr7" draw:text-style-name="P1" draw:layer="layout" svg:x1="9.652cm" svg:y1="9.439cm" svg:x2="11.22cm" svg:y2="11.471cm">
          <text:p/>
        </draw:line>
        <draw:custom-shape draw:style-name="gr10" draw:text-style-name="P10" xml:id="id7" draw:id="id7" draw:layer="layout" svg:width="3.556cm" svg:height="1.822cm" svg:x="0.508cm" svg:y="2.286cm">
          <text:p text:style-name="P9"><text:span text:style-name="T6">Regress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11" xml:id="id14" draw:id="id14" draw:layer="layout" svg:width="5.352cm" svg:height="16.679cm" svg:x="11.22cm" svg:y="2.286cm">
            <text:p text:style-name="P1"><text:span text:style-name="T7">Test cases</text:span></text:p>
            <text:p text:style-name="P1"><text:span text:style-name="T7">poo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2" draw:layer="layout" svg:width="4.942cm" svg:height="14.126cm" svg:x="11.445cm" svg:y="4.504cm">
            <draw:text-box>
              <text:p text:style-name="P12"><text:span text:style-name="T8">Contains automation code for all test cases (which will run without dependency on each other) – used as a 'pool' which is just referenced by specific test runs.</text:span></text:p>
              <text:p text:style-name="P12"><text:span text:style-name="T8"/></text:p>
              <text:p text:style-name="P12"><text:span text:style-name="T8">This reduces the chance of test case code repetition and creates a solid and reliable codebase.</text:span></text:p>
              <text:p text:style-name="P12"><text:span text:style-name="T8"/></text:p>
              <text:p text:style-name="P12"><text:span text:style-name="T8">(As far as possible, the code in here is 'light' and only relates to controlling the flow of each test case by using the toolkit API.)</text:span></text:p>
            </draw:text-box>
          </draw:frame>
        </draw:g>
        <draw:custom-shape draw:style-name="gr10" draw:text-style-name="P10" xml:id="id9" draw:id="id9" draw:layer="layout" svg:width="3.556cm" svg:height="1.822cm" svg:x="0.508cm" svg:y="4.512cm">
          <text:p text:style-name="P9"><text:span text:style-name="T6">Smok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10" draw:id="id10" draw:layer="layout" svg:width="3.556cm" svg:height="1.822cm" svg:x="0.508cm" svg:y="6.739cm">
          <text:p text:style-name="P9"><text:span text:style-name="T6">S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11" draw:id="id11" draw:layer="layout" svg:width="3.556cm" svg:height="1.822cm" svg:x="0.508cm" svg:y="8.965cm">
          <text:p text:style-name="P9"><text:span text:style-name="T6">Homescre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12" draw:id="id12" draw:layer="layout" svg:width="3.556cm" svg:height="1.821cm" svg:x="0.508cm" svg:y="11.193cm">
          <text:p text:style-name="P9"><text:span text:style-name="T6">Dia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11" xml:id="id8" draw:id="id8" draw:layer="layout" svg:width="3.81cm" svg:height="6.096cm" svg:x="5.842cm" svg:y="6.48cm">
            <text:p text:style-name="P1"><text:span text:style-name="T7">Xref fi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2" draw:layer="layout" svg:width="3.81cm" svg:height="4.691cm" svg:x="5.842cm" svg:y="7.712cm">
            <draw:text-box>
              <text:p text:style-name="P12"><text:span text:style-name="T8">Contains cross reference details of which tests in the 'test cases' pool relate to specific test types.</text:span></text:p>
            </draw:text-box>
          </draw:frame>
        </draw:g>
        <draw:custom-shape draw:style-name="gr10" draw:text-style-name="P10" xml:id="id13" draw:id="id13" draw:layer="layout" svg:width="3.556cm" svg:height="1.822cm" svg:x="0.508cm" svg:y="13.418cm">
          <text:p text:style-name="P9"><text:span text:style-name="T6">...etc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4.064cm" svg:y1="3.197cm" svg:x2="5.842cm" svg:y2="9.528cm" draw:start-shape="id7" draw:start-glue-point="1" draw:end-shape="id8" draw:end-glue-point="3" svg:d="m4064 3197h502l775 6331h501" svg:viewBox="0 0 1779 6332">
          <text:p/>
        </draw:connector>
        <draw:connector draw:style-name="gr7" draw:text-style-name="P1" draw:layer="layout" draw:type="lines" svg:x1="4.064cm" svg:y1="5.423cm" svg:x2="5.842cm" svg:y2="9.528cm" draw:start-shape="id9" draw:start-glue-point="1" draw:end-shape="id8" draw:end-glue-point="3" svg:d="m4064 5423h502l775 4105h501" svg:viewBox="0 0 1779 4106">
          <text:p/>
        </draw:connector>
        <draw:connector draw:style-name="gr7" draw:text-style-name="P1" draw:layer="layout" draw:type="lines" svg:x1="4.064cm" svg:y1="7.65cm" svg:x2="5.842cm" svg:y2="9.528cm" draw:start-shape="id10" draw:start-glue-point="1" draw:end-shape="id8" draw:end-glue-point="3" svg:d="m4064 7650h502l775 1878h501" svg:viewBox="0 0 1779 1879">
          <text:p/>
        </draw:connector>
        <draw:connector draw:style-name="gr7" draw:text-style-name="P1" draw:layer="layout" draw:type="lines" svg:x1="4.064cm" svg:y1="9.876cm" svg:x2="5.842cm" svg:y2="9.528cm" draw:start-shape="id11" draw:start-glue-point="1" draw:end-shape="id8" draw:end-glue-point="3" svg:d="m4064 9876h502l775-348h501" svg:viewBox="0 0 1779 349">
          <text:p/>
        </draw:connector>
        <draw:connector draw:style-name="gr7" draw:text-style-name="P1" draw:layer="layout" draw:type="lines" svg:x1="4.064cm" svg:y1="12.103cm" svg:x2="5.842cm" svg:y2="9.528cm" draw:start-shape="id12" draw:start-glue-point="1" draw:end-shape="id8" draw:end-glue-point="3" svg:d="m4064 12103h502l775-2575h501" svg:viewBox="0 0 1779 2576">
          <text:p/>
        </draw:connector>
        <draw:connector draw:style-name="gr7" draw:text-style-name="P1" draw:layer="layout" draw:type="lines" svg:x1="4.064cm" svg:y1="14.329cm" svg:x2="5.842cm" svg:y2="9.528cm" draw:start-shape="id13" draw:start-glue-point="1" draw:end-shape="id8" draw:end-glue-point="3" svg:d="m4064 14329h502l775-4801h501" svg:viewBox="0 0 1779 4802">
          <text:p/>
        </draw:connector>
        <draw:g xml:id="id15" draw:id="id15">
          <draw:custom-shape draw:style-name="gr15" draw:text-style-name="P11" draw:layer="layout" svg:width="5.19cm" svg:height="12.446cm" svg:x="17.78cm" svg:y="4.402cm">
            <text:p text:style-name="P1"><text:span text:style-name="T7">Test toolkit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4.644cm" svg:height="9.686cm" svg:x="17.988cm" svg:y="6.217cm">
            <draw:text-box>
              <text:p text:style-name="P12"><text:span text:style-name="T8">Contains all code for controlling the applications, as well as code for testing, validating and reporting etc... via an API.</text:span></text:p>
              <text:p text:style-name="P12"><text:span text:style-name="T8"/></text:p>
              <text:p text:style-name="P12"><text:span text:style-name="T8">This creates a single point of modification for any application changes, providing fast maintenance, speed and stability.</text:span></text:p>
            </draw:text-box>
          </draw:frame>
        </draw:g>
        <draw:connector draw:style-name="gr7" draw:text-style-name="P1" draw:layer="layout" draw:type="line" svg:x1="16.572cm" svg:y1="10.625cm" svg:x2="17.78cm" svg:y2="10.625cm" draw:start-shape="id14" draw:start-glue-point="1" draw:end-shape="id15" draw:end-glue-point="3" svg:d="m16572 10625h1208" svg:viewBox="0 0 1209 1">
          <text:p/>
        </draw:connector>
        <draw:custom-shape draw:style-name="gr17" draw:text-style-name="P14" draw:layer="layout" svg:width="3.048cm" svg:height="3.048cm" svg:x="24.638cm" svg:y="8.89cm">
          <text:p text:style-name="P13"><text:span text:style-name="T9">Devi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668cm" svg:height="1.016cm" svg:x="22.97cm" svg:y="9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/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4" draw:layer="layout" svg:width="27.178cm" svg:height="20.066cm" svg:x="0.508cm" svg:y="0.254cm">
          <text:p text:style-name="P8"><text:span text:style-name="T3">Automated 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17" draw:id="id17" draw:layer="layout" svg:width="4.826cm" svg:height="6.096cm" svg:x="5.842cm" svg:y="6.48cm">
          <text:p text:style-name="P1"><text:span text:style-name="T7">Xref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4.063cm" svg:y1="7.649cm" svg:x2="5.842cm" svg:y2="9.528cm" draw:start-shape="id16" draw:start-glue-point="1" svg:d="m4063 7649h502l1277 1879v0" svg:viewBox="0 0 1780 1880">
          <text:p/>
        </draw:connector>
        <draw:custom-shape draw:style-name="gr15" draw:text-style-name="P11" draw:layer="layout" svg:width="6.35cm" svg:height="12.446cm" svg:x="20.574cm" svg:y="4.317cm">
          <text:p text:style-name="P1"><text:span text:style-name="T7">Test toolki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5" draw:layer="layout" svg:width="4.947cm" svg:height="3.212cm" svg:x="5.975cm" svg:y="7.874cm">
          <draw:text-box>
            <text:p><text:span text:style-name="T10">Pool SMS Dialler...</text:span></text:p>
            <text:p><text:span text:style-name="T11">998 <text:s/>123 123 <text:s text:c="3"/>...</text:span></text:p>
            <text:p><text:span text:style-name="T11">1001 <text:s text:c="4"/>127 <text:s text:c="3"/>...</text:span></text:p>
            <text:p><text:span text:style-name="T11">1023 456 128 <text:s text:c="3"/>...</text:span></text:p>
            <text:p><text:span text:style-name="T11">1101 789 130 <text:s text:c="3"/>…</text:span></text:p>
            <text:p><text:span text:style-name="T11"/></text:p>
            <text:p><text:span text:style-name="T11">… </text:span><text:span text:style-name="T11">etc ...</text:span></text:p>
          </draw:text-box>
        </draw:frame>
        <draw:custom-shape draw:style-name="gr11" draw:text-style-name="P11" draw:layer="layout" svg:width="6.56cm" svg:height="16.679cm" svg:x="12.7cm" svg:y="2.286cm">
          <text:p text:style-name="P1"><text:span text:style-name="T7">Test cases</text:span></text:p>
          <text:p text:style-name="P1"><text:span text:style-name="T7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6" draw:layer="layout" svg:width="6.096cm" svg:height="1.376cm" svg:x="12.91cm" svg:y="6.671cm">
          <draw:text-box>
            <text:p text:style-name="P16"><text:span text:style-name="T10">1001</text:span></text:p>
            <text:p text:style-name="P16"><text:span text:style-name="T12">Toolkit.create_contact()</text:span></text:p>
            <text:p text:style-name="P16"><text:span text:style-name="T12">Toolkit.report_results()</text:span></text:p>
          </draw:text-box>
        </draw:frame>
        <draw:frame draw:style-name="gr21" draw:text-style-name="P16" xml:id="id20" draw:id="id20" draw:layer="layout" svg:width="6.096cm" svg:height="1.884cm" svg:x="12.91cm" svg:y="4.466cm">
          <draw:text-box>
            <text:p text:style-name="P16"><text:span text:style-name="T10">998</text:span></text:p>
            <text:p text:style-name="P16"><text:span text:style-name="T12">Toolkit.send_sms(124356)</text:span></text:p>
            <text:p text:style-name="P16"><text:span text:style-name="T12">Toolkit.receive_sms(123456)</text:span></text:p>
            <text:p text:style-name="P16"><text:span text:style-name="T12">Toolkit.report_results()</text:span></text:p>
          </draw:text-box>
        </draw:frame>
        <draw:frame draw:style-name="gr22" draw:text-style-name="P16" xml:id="id21" draw:id="id21" draw:layer="layout" svg:width="6.096cm" svg:height="1.376cm" svg:x="12.91cm" svg:y="8.559cm">
          <draw:text-box>
            <text:p text:style-name="P16"><text:span text:style-name="T10">1023</text:span></text:p>
            <text:p text:style-name="P16"><text:span text:style-name="T12">Toolkit.send_sms_from contact()</text:span></text:p>
            <text:p text:style-name="P16"><text:span text:style-name="T12">Toolkit.report_results()</text:span></text:p>
          </draw:text-box>
        </draw:frame>
        <draw:frame draw:style-name="gr22" draw:text-style-name="P16" xml:id="id19" draw:id="id19" draw:layer="layout" svg:width="6.096cm" svg:height="1.448cm" svg:x="12.91cm" svg:y="12.365cm">
          <draw:text-box>
            <text:p text:style-name="P16"><text:span text:style-name="T12">… </text:span><text:span text:style-name="T12">etc ...</text:span></text:p>
            <text:p text:style-name="P16"><text:span text:style-name="T10"/></text:p>
            <text:p text:style-name="P16"><text:span text:style-name="T10"/></text:p>
          </draw:text-box>
        </draw:frame>
        <draw:frame draw:style-name="gr22" draw:text-style-name="P16" xml:id="id18" draw:id="id18" draw:layer="layout" svg:width="6.096cm" svg:height="1.376cm" svg:x="12.91cm" svg:y="10.481cm">
          <draw:text-box>
            <text:p text:style-name="P16"><text:span text:style-name="T10">1101</text:span></text:p>
            <text:p text:style-name="P16"><text:span text:style-name="T12">Toolkit.send_sms_no_network()</text:span></text:p>
            <text:p text:style-name="P16"><text:span text:style-name="T12">Toolkit.report_results()</text:span></text:p>
          </draw:text-box>
        </draw:frame>
        <draw:connector draw:style-name="gr7" draw:text-style-name="P1" draw:layer="layout" draw:type="line" svg:x1="10.668cm" svg:y1="9.528cm" svg:x2="12.91cm" svg:y2="11.169cm" draw:start-shape="id17" draw:start-glue-point="1" draw:end-shape="id18" draw:end-glue-point="3" svg:d="m10668 9528 2242 1641" svg:viewBox="0 0 2243 1642">
          <text:p/>
        </draw:connector>
        <draw:connector draw:style-name="gr7" draw:text-style-name="P1" draw:layer="layout" draw:type="line" svg:x1="10.668cm" svg:y1="9.528cm" svg:x2="12.91cm" svg:y2="13.089cm" draw:start-shape="id17" draw:start-glue-point="1" draw:end-shape="id19" draw:end-glue-point="3" svg:d="m10668 9528 2242 3561" svg:viewBox="0 0 2243 3562">
          <text:p/>
        </draw:connector>
        <draw:frame draw:style-name="gr23" draw:text-style-name="P17" draw:layer="layout" svg:width="5.175cm" svg:height="3.404cm" svg:x="21.139cm" svg:y="5.831cm">
          <draw:text-box>
            <text:p text:style-name="P17"><text:span text:style-name="T10">send_sms(p_number)</text:span></text:p>
            <text:p text:style-name="P17"><text:span text:style-name="T12"><text:s text:c="3"/></text:span><text:span text:style-name="T12">reset_to_homescreen()</text:span></text:p>
            <text:p text:style-name="P17"><text:span text:style-name="T12"><text:s text:c="3"/></text:span><text:span text:style-name="T12">open_sms_app()</text:span></text:p>
            <text:p text:style-name="P17"><text:span text:style-name="T12"><text:s text:c="3"/></text:span><text:span text:style-name="T12">TEST_APP_OK()</text:span></text:p>
            <text:p text:style-name="P17"><text:span text:style-name="T12"><text:s text:c="3"/></text:span><text:span text:style-name="T12">create_new()</text:span></text:p>
            <text:p text:style-name="P17"><text:span text:style-name="T12"><text:s text:c="3"/></text:span><text:span text:style-name="T12">TEST_SCREEN_OK()</text:span></text:p>
            <text:p text:style-name="P17"><text:span text:style-name="T12"><text:s text:c="3"/></text:span><text:span text:style-name="T12">enter_num(p_number)</text:span></text:p>
            <text:p text:style-name="P17"><text:span text:style-name="T12"><text:s text:c="3"/>… </text:span><text:span text:style-name="T12">etc ...</text:span></text:p>
          </draw:text-box>
        </draw:frame>
        <draw:line draw:style-name="gr7" draw:text-style-name="P1" draw:layer="layout" svg:x1="18.288cm" svg:y1="5.334cm" svg:x2="21.139cm" svg:y2="6.096cm">
          <text:p/>
        </draw:line>
        <draw:custom-shape draw:style-name="gr10" draw:text-style-name="P10" xml:id="id16" draw:id="id16" draw:layer="layout" svg:width="3.556cm" svg:height="1.822cm" svg:x="0.507cm" svg:y="6.738cm">
          <text:p text:style-name="P9"><text:span text:style-name="T6">S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0.668cm" svg:y1="9.528cm" svg:x2="12.91cm" svg:y2="5.408cm" draw:start-shape="id17" draw:start-glue-point="1" draw:end-shape="id20" svg:d="m10668 9528 2242-4120" svg:viewBox="0 0 2243 4121">
          <text:p/>
        </draw:connector>
        <draw:connector draw:style-name="gr7" draw:text-style-name="P1" draw:layer="layout" draw:type="line" svg:x1="10.668cm" svg:y1="9.528cm" svg:x2="12.91cm" svg:y2="9.247cm" draw:start-shape="id17" draw:start-glue-point="1" draw:end-shape="id21" draw:end-glue-point="3" svg:d="m10668 9528 2242-281" svg:viewBox="0 0 2243 282">
          <text:p/>
        </draw:connector>
        <draw:frame draw:style-name="gr20" draw:text-style-name="P16" draw:layer="layout" svg:width="6.096cm" svg:height="1.376cm" svg:x="12.954cm" svg:y="14.224cm">
          <draw:text-box>
            <text:p text:style-name="P16"><text:span text:style-name="T12"/></text:p>
            <text:p text:style-name="P16"><text:span text:style-name="T10"/></text:p>
            <text:p text:style-name="P16"><text:span text:style-name="T10"/></text:p>
          </draw:text-box>
        </draw:frame>
        <draw:frame draw:style-name="gr20" draw:text-style-name="P16" draw:layer="layout" svg:width="6.096cm" svg:height="1.448cm" svg:x="12.954cm" svg:y="16.078cm">
          <draw:text-box>
            <text:p text:style-name="P16"><text:span text:style-name="T12"/></text:p>
            <text:p text:style-name="P16"><text:span text:style-name="T10"/></text:p>
            <text:p text:style-name="P16"><text:span text:style-name="T10"/></text:p>
          </draw:text-box>
        </draw:frame>
        <draw:custom-shape draw:style-name="gr24" draw:text-style-name="P1" draw:layer="layout" svg:width="1.016cm" svg:height="2.794cm" svg:x="7.112cm" svg:y="7.62cm">
          <text:p/>
          <draw:enhanced-geometry svg:viewBox="0 0 21600 21600" draw:type="rectangle" draw:enhanced-path="M 0 0 L 21600 0 21600 21600 0 21600 0 0 Z N"/>
        </draw:custom-shape>
        <presentation:notes draw:style-name="dp2"/>
      </draw:page>
      <draw:page draw:name="page5" draw:style-name="dp3" draw:master-page-name="Default" xml:id="id28" draw:id="id28">
        <office:forms form:automatic-focus="false" form:apply-design-mode="false"/>
        <draw:custom-shape draw:style-name="gr25" draw:text-style-name="P1" draw:layer="layout" svg:width="26.924cm" svg:height="19.812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9" xml:id="id22" draw:id="id22" draw:layer="layout" svg:width="9.906cm" svg:height="3.302cm" svg:x="8.89cm" svg:y="0.762cm">
          <text:p text:style-name="P1"><text:span text:style-name="T13">./run_tests </text:span><text:span text:style-name="T14">[test numbers]</text:span></text:p>
          <text:p text:style-name="P1"><text:span text:style-name="T15"/></text:p>
          <text:p text:style-name="P18"><text:span text:style-name="T16">Unix shell scrips which control the execution of the tests for either the number(s) specified, or 'all' if no tests are specified.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xml:id="id23" draw:id="id23" draw:layer="layout" svg:width="13.97cm" svg:height="1.905cm" svg:x="6.858cm" svg:y="6.35cm">
          <text:p text:style-name="P1"><text:span text:style-name="T13">Test_</text:span><text:span text:style-name="T14">[number]</text:span><text:span text:style-name="T13">.py</text:span></text:p>
          <text:p text:style-name="P1"><text:span text:style-name="T6"/></text:p>
          <text:p text:style-name="P1"><text:span text:style-name="T16">The Python code which performs the test actions.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xml:id="id24" draw:id="id24" draw:layer="layout" svg:width="13.97cm" svg:height="3.683cm" svg:x="6.858cm" svg:y="12.049cm">
          <text:p text:style-name="P1"><text:span text:style-name="T13">app_</text:span><text:span text:style-name="T14">[something]</text:span><text:span text:style-name="T17">.py</text:span></text:p>
          <text:p text:style-name="P1"><text:span text:style-name="T15"/></text:p>
          <text:p text:style-name="P1"><text:span text:style-name="T16">Handy functions for each particular app. These can be used by many different tests and make the “tests/*.py” scripts a lot simpler and quicker to write.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xml:id="id25" draw:id="id25" draw:layer="layout" svg:width="13.97cm" svg:height="2.889cm" svg:x="6.858cm" svg:y="16.78cm">
          <text:p text:style-name="P1"><text:span text:style-name="T13">utils.py</text:span></text:p>
          <text:p text:style-name="P1"><text:span text:style-name="T18"/></text:p>
          <text:p text:style-name="P1"><text:span text:style-name="T16">'General' functions to help with tests.</text:span></text:p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2.845cm" svg:height="0.962cm" svg:x="4.572cm" svg:y="6.912cm">
          <draw:text-box>
            <text:p><text:span text:style-name="T19">tests/</text:span></text:p>
          </draw:text-box>
        </draw:frame>
        <draw:frame draw:style-name="gr28" draw:text-style-name="P20" xml:id="id27" draw:id="id27" draw:layer="layout" svg:width="2.972cm" svg:height="0.962cm" svg:x="4.572cm" svg:y="11.738cm">
          <draw:text-box>
            <text:p><text:span text:style-name="T19">apps/</text:span></text:p>
          </draw:text-box>
        </draw:frame>
        <draw:frame draw:style-name="gr29" draw:text-style-name="P20" xml:id="id26" draw:id="id26" draw:layer="layout" svg:width="3.046cm" svg:height="0.962cm" svg:x="4.572cm" svg:y="16.494cm">
          <draw:text-box>
            <text:p><text:span text:style-name="T19">utils/</text:span></text:p>
          </draw:text-box>
        </draw:frame>
        <draw:frame draw:style-name="gr30" draw:text-style-name="P21" draw:layer="layout" svg:width="7.377cm" svg:height="0.962cm" svg:x="0.751cm" svg:y="0.816cm">
          <draw:text-box>
            <text:p><text:span text:style-name="T19">owd_regression_tests/</text:span></text:p>
          </draw:text-box>
        </draw:frame>
        <draw:connector draw:style-name="gr31" draw:text-style-name="P1" draw:layer="layout" draw:type="curve" svg:x1="13.843cm" svg:y1="4.064cm" svg:x2="13.843cm" svg:y2="6.35cm" draw:start-shape="id22" draw:end-shape="id23" draw:end-glue-point="0" svg:d="m13843 4064v2286" svg:viewBox="0 0 1 2287">
          <text:p/>
        </draw:connector>
        <draw:connector draw:style-name="gr31" draw:text-style-name="P1" draw:layer="layout" draw:type="line" svg:x1="13.843cm" svg:y1="15.732cm" svg:x2="13.843cm" svg:y2="16.78cm" draw:start-shape="id24" draw:start-glue-point="2" draw:end-shape="id25" draw:end-glue-point="0" svg:d="m13843 15732v1048" svg:viewBox="0 0 1 1049">
          <text:p/>
        </draw:connector>
        <draw:frame draw:style-name="gr30" draw:text-style-name="P21" draw:layer="layout" svg:width="7.343cm" svg:height="0.962cm" svg:x="0.751cm" svg:y="9.706cm">
          <draw:text-box>
            <text:p><text:span text:style-name="T19">OWD_TEST_TOOLKIT/</text:span></text:p>
          </draw:text-box>
        </draw:frame>
        <draw:connector draw:style-name="gr32" draw:text-style-name="P1" draw:layer="layout" svg:x1="1.656cm" svg:y1="1.727cm" svg:x2="4.389cm" svg:y2="7.453cm" svg:d="m1656 1727v5726h2733" svg:viewBox="0 0 2734 5727">
          <text:p/>
        </draw:connector>
        <draw:connector draw:style-name="gr32" draw:text-style-name="P1" draw:layer="layout" draw:line-skew="-1.147cm" svg:x1="1.778cm" svg:y1="10.53cm" svg:x2="4.572cm" svg:y2="16.975cm" draw:end-shape="id26" draw:end-glue-point="3" svg:d="m1778 10530v0 6445h2794" svg:viewBox="0 0 2795 6446">
          <text:p/>
        </draw:connector>
        <draw:connector draw:style-name="gr32" draw:text-style-name="P1" draw:layer="layout" draw:line-skew="-1.122cm" svg:x1="1.727cm" svg:y1="10.48cm" svg:x2="4.572cm" svg:y2="12.219cm" draw:end-shape="id27" draw:end-glue-point="3" svg:d="m1727 10480h51v1739h2794" svg:viewBox="0 0 2846 1740">
          <text:p/>
        </draw:connector>
        <draw:connector draw:style-name="gr7" draw:text-style-name="P1" draw:layer="layout" draw:type="curve" draw:line-skew="1.028cm" svg:x1="20.828cm" svg:y1="7.302cm" svg:x2="20.828cm" svg:y2="13.89cm" draw:start-shape="id23" draw:start-glue-point="1" draw:end-shape="id24" draw:end-glue-point="1" svg:d="m20828 7302c2292 0 2292 6588 0 6588" svg:viewBox="0 0 1720 6589">
          <text:p/>
        </draw:connector>
        <draw:connector draw:style-name="gr7" draw:text-style-name="P1" draw:layer="layout" draw:type="curve" draw:line-skew="2.806cm" svg:x1="20.828cm" svg:y1="7.302cm" svg:x2="20.828cm" svg:y2="18.224cm" draw:start-shape="id23" draw:start-glue-point="1" draw:end-shape="id25" svg:d="m20828 7302c4959 0 4959 10922 0 10922" svg:viewBox="0 0 3720 10923">
          <text:p/>
        </draw:connector>
        <anim:par presentation:node-type="timing-root">
          <anim:par smil:begin="id2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3" draw:layer="layout" svg:width="13.557cm" svg:height="10.476cm" svg:x="4.016cm" svg:y="2.123cm" draw:page-number="5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xml:id="id29" draw:id="id29">
        <office:forms form:automatic-focus="false" form:apply-design-mode="false"/>
        <draw:custom-shape draw:style-name="gr34" draw:text-style-name="P23" draw:layer="layout" svg:width="11.606cm" svg:height="3.301cm" svg:x="1.27cm" svg:y="1.525cm">
          <text:p text:style-name="P18"><text:span text:style-name="T20">#</text:span></text:p>
          <text:p text:style-name="P18"><text:span text:style-name="T20"># Imports which are standard for all test cases.</text:span></text:p>
          <text:p text:style-name="P18"><text:span text:style-name="T20">#</text:span></text:p>
          <text:p text:style-name="P18"><text:span text:style-name="T20">import sys</text:span></text:p>
          <text:p text:style-name="P18"><text:span text:style-name="T20">sys.path.insert(1, "./")</text:span></text:p>
          <text:p text:style-name="P18"><text:span text:style-name="T20">from tools <text:s text:c="5"/>import TestUtils</text:span></text:p>
          <text:p text:style-name="P18"><text:span text:style-name="T20">from gaiatest <text:s text:c="2"/>import GaiaTestCase</text:span></text:p>
          <text:p text:style-name="P18"><text:span text:style-name="T20">import DOM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1.606cm" svg:height="1.778cm" svg:x="1.311cm" svg:y="5.08cm">
          <text:p text:style-name="P18"><text:span text:style-name="T20">#</text:span></text:p>
          <text:p text:style-name="P18"><text:span text:style-name="T20"># Imports particular to this test case.</text:span></text:p>
          <text:p text:style-name="P18"><text:span text:style-name="T20">#</text:span></text:p>
          <text:p text:style-name="P18"><text:span text:style-name="T20">from apps.app_contacts import *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1.606cm" svg:height="1.521cm" svg:x="1.27cm" svg:y="7.112cm">
          <text:p text:style-name="P18"><text:span text:style-name="T20">class test_99(GaiaTestCase):</text:span></text:p>
          <text:p text:style-name="P18"><text:span text:style-name="T20"><text:s text:c="4"/></text:span><text:span text:style-name="T20">_Description = "Create a contact."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1.606cm" svg:height="6.344cm" svg:x="1.27cm" svg:y="8.89cm">
          <text:p text:style-name="P18"><text:span text:style-name="T20"><text:s text:c="4"/></text:span><text:span text:style-name="T20">def setUp(self):</text:span></text:p>
          <text:p text:style-name="P18"><text:span text:style-name="T20"><text:s text:c="12"/></text:span></text:p>
          <text:p text:style-name="P18"><text:span text:style-name="T20"><text:s text:c="8"/></text:span><text:span text:style-name="T20">#</text:span></text:p>
          <text:p text:style-name="P18"><text:span text:style-name="T20"><text:s text:c="8"/></text:span><text:span text:style-name="T20"># Set up child objects...</text:span></text:p>
          <text:p text:style-name="P18"><text:span text:style-name="T20"><text:s text:c="8"/></text:span><text:span text:style-name="T20">#</text:span></text:p>
          <text:p text:style-name="P18"><text:span text:style-name="T20"><text:s text:c="8"/></text:span><text:span text:style-name="T20"># Standard.</text:span></text:p>
          <text:p text:style-name="P18"><text:span text:style-name="T20"><text:s text:c="8"/></text:span><text:span text:style-name="T20">GaiaTestCase.setUp(self)</text:span></text:p>
          <text:p text:style-name="P18"><text:span text:style-name="T20"><text:s text:c="8"/></text:span><text:span text:style-name="T20">self.UTILS <text:s text:c="5"/>= TestUtils(self)</text:span></text:p>
          <text:p text:style-name="P18"><text:span text:style-name="T20"><text:s text:c="8"/></text:span></text:p>
          <text:p text:style-name="P18"><text:span text:style-name="T20"><text:s text:c="8"/></text:span><text:span text:style-name="T20"># Specific for this test.</text:span></text:p>
          <text:p text:style-name="P18"><text:span text:style-name="T20"><text:s text:c="8"/></text:span><text:span text:style-name="T20">self.contacts <text:s text:c="2"/>= AppContacts(self)</text:span></text:p>
          <text:p text:style-name="P18"><text:span text:style-name="T20"><text:s text:c="8"/></text:span></text:p>
          <text:p text:style-name="P18"><text:span text:style-name="T20"><text:s text:c="8"/></text:span><text:span text:style-name="T20">#</text:span></text:p>
          <text:p text:style-name="P18"><text:span text:style-name="T20"><text:s text:c="8"/></text:span><text:span text:style-name="T20"># Set the timeout for element searches.</text:span></text:p>
          <text:p text:style-name="P18"><text:span text:style-name="T20"><text:s text:c="8"/></text:span><text:span text:style-name="T20">#</text:span></text:p>
          <text:p text:style-name="P18"><text:span text:style-name="T20"><text:s text:c="8"/></text:span><text:span text:style-name="T20">self.marionette.set_search_timeout(50)</text:span></text:p>
          <text:p text:style-name="P18"><text:span text:style-name="T20"><text:s text:c="8"/></text:span><text:span text:style-name="T20">self.lockscreen.unlock()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1.606cm" svg:height="1.264cm" svg:x="1.27cm" svg:y="15.494cm">
          <text:p text:style-name="P18"><text:span text:style-name="T20"><text:s text:c="4"/></text:span><text:span text:style-name="T20">def tearDown(self):</text:span></text:p>
          <text:p text:style-name="P18"><text:span text:style-name="T20"><text:s text:c="8"/></text:span><text:span text:style-name="T20">self.UTILS.reportResults()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1.606cm" svg:height="3.505cm" svg:x="1.27cm" svg:y="17.018cm">
          <text:p text:style-name="P18"><text:span text:style-name="T20"><text:s text:c="4"/></text:span><text:span text:style-name="T20">def test_run(self):</text:span></text:p>
          <text:p text:style-name="P18"><text:span text:style-name="T20"><text:s text:c="8"/></text:span><text:span text:style-name="T20">#</text:span></text:p>
          <text:p text:style-name="P18"><text:span text:style-name="T20"><text:s text:c="8"/></text:span><text:span text:style-name="T20"># Launch contacts app.</text:span></text:p>
          <text:p text:style-name="P18"><text:span text:style-name="T20"><text:s text:c="8"/></text:span><text:span text:style-name="T20">#</text:span></text:p>
          <text:p text:style-name="P18"><text:span text:style-name="T20"><text:s text:c="8"/></text:span><text:span text:style-name="T20">self.contacts.launch()</text:span></text:p>
          <text:p text:style-name="P18"><text:span text:style-name="T20"><text:s text:c="8"/></text:span></text:p>
          <text:p text:style-name="P18"><text:span text:style-name="T20"><text:s text:c="8"/></text:span><text:span text:style-name="T20">#</text:span></text:p>
          <text:p text:style-name="P18"><text:span text:style-name="T20"><text:s text:c="8"/></text:span><text:span text:style-name="T20"># Do the tests ...</text:span></text:p>
          <text:p text:style-name="P18"><text:span text:style-name="T20"><text:s text:c="8"/></text:span><text:span text:style-name="T20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2.413cm" svg:height="0.762cm" svg:x="0.465cm" svg:y="0.508cm">
          <text:p text:style-name="P1"><text:span text:style-name="T21">Code sections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4.175cm" svg:height="3.301cm" svg:x="13.208cm" svg:y="1.525cm">
          <text:p text:style-name="P18"><text:span text:style-name="T22">Standard external files required for all tests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14.175cm" svg:height="1.778cm" svg:x="13.208cm" svg:y="5.08cm">
          <text:p text:style-name="P18"><text:span text:style-name="T22">External files required for this specific test case (I've used </text:span><text:span text:style-name="T23">app_contacts</text:span><text:span text:style-name="T22"> here as an example, which contains the logic for 'doing things' in the Contacts application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14.175cm" svg:height="1.521cm" svg:x="13.208cm" svg:y="7.112cm">
          <text:p text:style-name="P18"><text:span text:style-name="T22">Leave this as it is here, just change the number and description to match your test case.(The “_Description” variable is vital because it's used by the controlling Unix shell script.)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4.175cm" svg:height="6.344cm" svg:x="13.208cm" svg:y="8.89cm">
          <text:p text:style-name="P18"><text:span text:style-name="T22">Linking the objects together, such as “tools.py” (which contains “TestUtils”) and initializing Gaiatest.</text:span></text:p>
          <text:p text:style-name="P18"><text:span text:style-name="T22"/></text:p>
          <text:p text:style-name="P18"><text:span text:style-name="T22">The only part you should need to change is the “Specific for this test.” section. This just gives you a simple object to use instead of having to type “AppContacts(self)” all the time. You need one of these for the class names in the files you included in section 2.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4.175cm" svg:height="1.264cm" svg:x="13.208cm" svg:y="15.494cm">
          <text:p text:style-name="P18"><text:span text:style-name="T22">Standard method that produces the overall test report – just leave this as it is here.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4.175cm" svg:height="3.505cm" svg:x="13.208cm" svg:y="17.018cm">
          <text:p text:style-name="P18"><text:span text:style-name="T22">This is where the magic happens! First you launch your application (usually), then start adding tests. Remember: functionality that accesses parts of the application should be in the apps/app_</text:span><text:span text:style-name="T23">whatever</text:span><text:span text:style-name="T24">.py script – code here should really just be focused on tests for this test cas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4.175cm" svg:height="0.762cm" svg:x="13.208cm" svg:y="0.508cm">
          <text:p text:style-name="P1"><text:span text:style-name="T21">Description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506cm" svg:height="3.301cm" svg:x="0.508cm" svg:y="1.525cm">
          <text:p text:style-name="P1"><text:span text:style-name="T25">1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506cm" svg:height="1.778cm" svg:x="0.51cm" svg:y="5.08cm">
          <text:p text:style-name="P1"><text:span text:style-name="T25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506cm" svg:height="1.521cm" svg:x="0.508cm" svg:y="7.112cm">
          <text:p text:style-name="P1"><text:span text:style-name="T25">3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506cm" svg:height="6.344cm" svg:x="0.508cm" svg:y="8.89cm">
          <text:p text:style-name="P1"><text:span text:style-name="T25">4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506cm" svg:height="1.264cm" svg:x="0.508cm" svg:y="15.494cm">
          <text:p text:style-name="P1"><text:span text:style-name="T25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506cm" svg:height="3.505cm" svg:x="0.508cm" svg:y="17.018cm">
          <text:p text:style-name="P1"><text:span text:style-name="T25">6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2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xml:id="id30" draw:id="id30">
        <office:forms form:automatic-focus="false" form:apply-design-mode="false"/>
        <draw:custom-shape draw:style-name="gr34" draw:text-style-name="P23" draw:layer="layout" svg:width="13.762cm" svg:height="2.539cm" svg:x="1.42cm" svg:y="1.525cm">
          <text:p text:style-name="P18"><text:span text:style-name="T20">import DOM, time</text:span></text:p>
          <text:p text:style-name="P18"><text:span text:style-name="T20">from gaiatest <text:s text:c="2"/>import GaiaTestCase</text:span></text:p>
          <text:p text:style-name="P18"><text:span text:style-name="T20">from tools <text:s text:c="5"/>import TestUtils</text:span></text:p>
          <text:p text:style-name="P18"><text:span text:style-name="T20">from marionette import Marion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layout" svg:width="13.763cm" svg:height="5.842cm" svg:x="1.466cm" svg:y="5.842cm">
          <text:p text:style-name="P18"><text:span text:style-name="T20"><text:s text:c="4"/></text:span><text:span text:style-name="T20">#</text:span></text:p>
          <text:p text:style-name="P18"><text:span text:style-name="T20"><text:s text:c="4"/></text:span><text:span text:style-name="T20"># When you create your instance of this class, include the</text:span></text:p>
          <text:p text:style-name="P18"><text:span text:style-name="T20"><text:s text:c="4"/></text:span><text:span text:style-name="T20"># "self" object so we can access the calling class' objects.</text:span></text:p>
          <text:p text:style-name="P18"><text:span text:style-name="T20"><text:s text:c="4"/></text:span><text:span text:style-name="T20">#</text:span></text:p>
          <text:p text:style-name="P18"><text:span text:style-name="T20"><text:s text:c="4"/></text:span><text:span text:style-name="T20">def __init__(self, p_parent):</text:span></text:p>
          <text:p text:style-name="P18"><text:span text:style-name="T20"><text:s text:c="8"/></text:span><text:span text:style-name="T20">self.parent <text:s text:c="4"/>= p_parent</text:span></text:p>
          <text:p text:style-name="P18"><text:span text:style-name="T20"><text:s text:c="8"/></text:span><text:span text:style-name="T20">self.apps <text:s text:c="6"/>= p_parent.apps</text:span></text:p>
          <text:p text:style-name="P18"><text:span text:style-name="T20"><text:s text:c="8"/></text:span><text:span text:style-name="T20">self.data_layer = p_parent.data_layer</text:span></text:p>
          <text:p text:style-name="P18"><text:span text:style-name="T20"/></text:p>
          <text:p text:style-name="P18"><text:span text:style-name="T20"><text:s text:c="8"/></text:span><text:span text:style-name="T20"># Just so I get 'autocomplete' in my IDE!</text:span></text:p>
          <text:p text:style-name="P18"><text:span text:style-name="T20"><text:s text:c="8"/></text:span><text:span text:style-name="T20">self.marionette = Marionette()</text:span></text:p>
          <text:p text:style-name="P18"><text:span text:style-name="T20"><text:s text:c="8"/></text:span><text:span text:style-name="T20">self.UTILS <text:s text:c="5"/>= TestUtils(self) <text:s text:c="7"/></text:span></text:p>
          <text:p text:style-name="P18"><text:span text:style-name="T20"><text:s text:c="8"/></text:span><text:span text:style-name="T20">if True:</text:span></text:p>
          <text:p text:style-name="P18"><text:span text:style-name="T20"><text:s text:c="12"/></text:span><text:span text:style-name="T20">self.marionette = p_parent.marionette</text:span></text:p>
          <text:p text:style-name="P18"><text:span text:style-name="T20"><text:s text:c="12"/></text:span><text:span text:style-name="T20">self.UTILS <text:s text:c="5"/>= p_parent.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layout" svg:width="13.762cm" svg:height="2.286cm" svg:x="1.429cm" svg:y="11.938cm">
          <text:p text:style-name="P18"><text:span text:style-name="T20"><text:s text:c="4"/></text:span><text:span text:style-name="T20">def launch(self):</text:span></text:p>
          <text:p text:style-name="P18"><text:span text:style-name="T20"><text:s text:c="8"/></text:span><text:span text:style-name="T20">self.apps.kill_all()</text:span></text:p>
          <text:p text:style-name="P18"><text:span text:style-name="T20"><text:s text:c="8"/></text:span><text:span text:style-name="T20">self.app = self.apps.launch('Browser')</text:span></text:p>
          <text:p text:style-name="P18"><text:span text:style-name="T20"><text:s text:c="8"/></text:span><text:span text:style-name="T20">self.wait_for_element_not_displayed(*DOM.GLOBAL.loading_overl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layout" svg:width="13.762cm" svg:height="1.264cm" svg:x="1.429cm" svg:y="14.484cm">
          <text:p text:style-name="P18"><text:span text:style-name="T20"><text:s text:c="4"/></text:span><text:span text:style-name="T20">def doStuff(self):</text:span></text:p>
          <text:p text:style-name="P18"><text:span text:style-name="T20"><text:s text:c="8"/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14.719cm" svg:height="0.762cm" svg:x="0.465cm" svg:y="0.508cm">
          <text:p text:style-name="P1"><text:span text:style-name="T21">Code sections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1.644cm" svg:height="2.539cm" svg:x="15.748cm" svg:y="1.525cm">
          <text:p text:style-name="P18"><text:span text:style-name="T22">Standard external files required for these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11.644cm" svg:height="5.842cm" svg:x="15.746cm" svg:y="5.842cm">
          <text:p text:style-name="P18"><text:span text:style-name="T26">The “__init__” section is automatically executed b ypython when you include this file in your “test_x.py” scripts.</text:span></text:p>
          <text:p text:style-name="P18"><text:span text:style-name="T26">You should just leave like this. It sets up gaiatest, marionette and TestUtils using the </text:span><text:span text:style-name="T27">parent</text:span><text:span text:style-name="T28"> 'self' (important for reporting etc...).</text:span><text:span text:style-name="T28"><text:line-break/></text:span><text:span text:style-name="T28">Also, the 'autocomplete' part here just help Eclipse to understand how to provide help while you write code – when this is run, these definitions are automaticall overwritten with the correct (parent) one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11.644cm" svg:height="2.286cm" svg:x="15.739cm" svg:y="11.938cm">
          <text:p text:style-name="P18"><text:span text:style-name="T22">Launch the application (I'm considering removing the 'kill_all' call here – this should perhaps be controlled elsewhere).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1.644cm" svg:height="1.264cm" svg:x="15.739cm" svg:y="14.484cm">
          <text:p text:style-name="P18"><text:span text:style-name="T22">Finally, methods which 'do stuff' in this application.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11.644cm" svg:height="0.762cm" svg:x="15.748cm" svg:y="0.508cm">
          <text:p text:style-name="P1"><text:span text:style-name="T21">Description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506cm" svg:height="2.539cm" svg:x="0.508cm" svg:y="1.525cm">
          <text:p text:style-name="P1"><text:span text:style-name="T25">1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506cm" svg:height="5.842cm" svg:x="0.508cm" svg:y="5.842cm">
          <text:p text:style-name="P1"><text:span text:style-name="T2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6" draw:layer="layout" svg:width="0.506cm" svg:height="2.286cm" svg:x="0.508cm" svg:y="11.938cm">
          <text:p text:style-name="P1"><text:span text:style-name="T25">4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506cm" svg:height="1.264cm" svg:x="0.508cm" svg:y="14.484cm">
          <text:p text:style-name="P1"><text:span text:style-name="T25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3.762cm" svg:height="1.264cm" svg:x="1.438cm" svg:y="4.324cm">
          <text:p text:style-name="P18"><text:span text:style-name="T20">class AppBrowser(GaiaTestCase)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11.644cm" svg:height="1.264cm" svg:x="15.748cm" svg:y="4.324cm">
          <text:p text:style-name="P18"><text:span text:style-name="T22">The class definition (which you reference in section </text:span><text:span text:style-name="T29">4</text:span><text:span text:style-name="T26"> of the test_x.py scripts).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0.506cm" svg:height="1.264cm" svg:x="0.517cm" svg:y="4.324cm">
          <text:p text:style-name="P1"><text:span text:style-name="T25">2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3" draw:layer="layout" svg:width="13.968cm" svg:height="10.476cm" svg:x="3.81cm" svg:y="2.123cm" draw:page-number="7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0T16:05:02</meta:creation-date>
    <dc:date>2013-05-27T13:09:33</dc:date>
    <meta:editing-duration>PT6H34M7S</meta:editing-duration>
    <meta:editing-cycles>60</meta:editing-cycles>
    <meta:generator>LibreOffice/3.5$Linux_x86 LibreOffice_project/350m1$Build-2</meta:generator>
    <meta:document-statistic meta:object-count="151"/>
  </office:meta>
</office:document-meta>
</file>